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CE4000009F6F7ECF9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paragraph-properties fo:text-align="center" style:justify-single-word="false"/>
    </style:style>
    <style:style style:name="P10" style:family="paragraph" style:parent-style-name="Standard" style:master-page-name="Standard">
      <style:paragraph-properties fo:text-align="center" style:justify-single-word="false" style:page-number="auto"/>
      <style:text-properties fo:font-size="28pt" fo:font-weight="bold" style:font-size-asian="28pt" style:font-weight-asian="bold" style:font-size-complex="28pt" style:font-weight-complex="bold"/>
    </style:style>
    <style:style style:name="T1" style:family="text">
      <style:text-properties style:font-name="Times New Roman1"/>
    </style:style>
    <style:style style:name="T2" style:family="text">
      <style:text-properties style:font-name="Times New Roman"/>
    </style:style>
    <style:style style:name="T3" style:family="text">
      <style:text-properties fo:language="zxx" fo:country="none" style:language-asian="zxx" style:country-asian="none" style:language-complex="zxx" style:country-complex="none"/>
    </style:style>
    <style:style style:name="T4"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3"/>
      <text:p text:style-name="P3"/>
      <text:p text:style-name="P3">Welcome to this Solarus Ebook about</text:p>
      <text:p text:style-name="P3"/>
      <text:p text:style-name="P3">How to do this : Work with Solarus...</text:p>
      <text:p text:style-name="P3"/>
      <text:p text:style-name="P3">Intermediate Guide</text:p>
      <text:p text:style-name="P3"/>
      <text:p text:style-name="P3">« This book is still under construction »</text:p>
      <text:p text:style-name="P3"/>
      <text:p text:style-name="P3"/>
      <text:p text:style-name="P4"><text:soft-page-break/>Terms and Conditions</text:p>
      <text:p text:style-name="P4"/>
      <text:p text:style-name="P4"/>
      <text:p text:style-name="P6">The content in this guide is for your information and doesn't have an exhaustive characterization of the software. It is only for giving you some basic knowledge to understand more, how to do this...; with the software. The editor, writer and others can not be held responsible for all the errors or/and part errors and others. The images in this document were found on the web with the keyword <text:span text:style-name="T3">"Free" and some other images and more in this file are also considered Free and available thank's to some peoples and the web. </text:span></text:p>
      <text:p text:style-name="P7"/>
      <text:p text:style-name="P7">Even if the content is free, it doesn't give you and others, the right to use the document files freely, dismantle and others at any time. This Ebook is free, can be distributed freely, saved for safe keeping. No money is made from it and can be made of it.</text:p>
      <text:p text:style-name="P7"/>
      <text:p text:style-name="P9"><text:span text:style-name="T4">Thank's to the peoples from </text:span><text:a xlink:type="simple" xlink:href="http://www.solarus-games.org/" office:target-frame-name="_blank" xlink:show="new" text:style-name="Internet_20_link" text:visited-style-name="Visited_20_Internet_20_Link"><text:span text:style-name="T4">http://www.solarus-games.org</text:span></text:a><text:span text:style-name="T4">, that have helped me to understand more this great software. Also for giving me authorization to take images to put into the pages. Note that it is not an official Solarus guide. </text:span><text:span text:style-name="T5">The Zelda assets are owned by Nintendo. They are used under non-commercial and press purposes. There are considered as « Fair Use ». I hold no responsibility on how the book affects others. </text:span><text:span text:style-name="T4">Note that the author dont make any profits of any kinds at any times from this document and it's content. This book can not be sold by any ones, can not be profitable.</text:span></text:p>
      <text:p text:style-name="P8"/>
      <text:p text:style-name="P7">Also you agree to not pursue, not sue, ask money and others; the persons making this document possible. Note that you also agree all terms, conditions and others that can be modified, added, deleted <text:s/>and others at any times by the author of this book. This is writen to protect the peoples of Solarus, of Nintendo as my self.</text:p>
      <text:p text:style-name="P8"/>
      <text:p text:style-name="P8"/>
      <text:p text:style-name="P5"><text:soft-page-break/>About this Ebook and the Creator of It</text:p>
      <text:p text:style-name="P7"/>
      <text:p text:style-name="P7">This document can be used as a basic intermediate guide using Solarus Game Engine. When we say as an intermediate guide, we assume that you know how to install and use a software, open windows, create and save some files, use a mouse, use a keyboard, copy and replace some files, etc.</text:p>
      <text:p text:style-name="P7"/>
      <text:p text:style-name="P7">In this guide we will use the software: </text:p>
      <text:p text:style-name="P7">"Solarus version 1.5"</text:p>
      <text:p text:style-name="P7"/>
      <text:p text:style-name="P7"/>
      <text:p text:style-name="P5">About the Author</text:p>
      <text:p text:style-name="P5"/>
      <text:p text:style-name="P7">Trough the years, the author have created many free pdf guides. This made with the acceptence and authorizations of peoples, for doing some printscreens images to put into the pages. He have created some free pdf guides oriented for the software Futurepinball, a basic Milkshape3d pdf guide; and have created some readings for other subjects. The comments of the peoples about these said, they are easy to understand; and fun to learn.</text:p>
      <text:p text:style-name="P7"/>
      <text:p text:style-name="P7">The author hope that this book will help you have fun with this great software that is called Solarus. The author want to give his thank's to the many peoples that have contributed there time, in this personnal free project. Without them it would not have been possible.</text:p>
      <text:p text:style-name="P7"/>
      <text:p text:style-name="P7">Thank's to all, and have a nice 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style:border-line-width="0.002cm 0.035cm 0.002cm" fo:padding="0.15cm" fo:border="0.039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M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7.94cm" fo:page-height="21.59cm" style:num-format="1" style:print-orientation="landscape" fo:margin-top="0cm" fo:margin-bottom="0cm" fo:margin-left="0cm" fo:margin-right="0cm" fo:border="0.002cm solid #ffffff" fo:padding-top="0.7cm" fo:padding-bottom="1.7cm" fo:padding-left="1.499cm" fo:padding-right="1.499cm" style:shadow="none" fo:background-color="transparent" style:writing-mode="lr-tb" style:footnote-max-height="0cm">
        <style:background-image xlink:href="Pictures/1000000000000CE4000009F6F7ECF961.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ot official Solarus... intermediate guide. Book 1</text:p>
      </style:header>
      <style:footer>
        <text:p text:style-name="MP2">Chapters : Page1 – Page2 - Page3<text:tab/>-<text:tab/>Page <text:page-number text:select-page="current">3</text:page-number> of <text:page-count>3</text:page-count><text:tab/>-<text:tab/>Created by : S.Favron, with the help of other peoples.</text:p>
        <text:p text:style-name="MP2">This document have some terms and conditions - <text:span text:style-name="MT1">C</text:span><text:span text:style-name="MT2">opyright 2016 </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ain Favron</meta:initial-creator>
    <meta:creation-date>2014-03-15T08:00:09.35</meta:creation-date>
    <dc:date>2016-08-20T07:00:19.73</dc:date>
    <dc:creator>Sylvain Favron</dc:creator>
    <meta:editing-duration>P11DT1H28M46S</meta:editing-duration>
    <meta:editing-cycles>954</meta:editing-cycles>
    <meta:generator>OpenOffice/4.1.1$Win32 OpenOffice.org_project/411m6$Build-9775</meta:generator>
    <dc:description>This is a book that the author have created, that is not for sale and is free. It indicate some basics on how to make Solarus Games. The author is not an expert in Solarus; and it might not cover everythings explained in this book. But at leass the author hope that it will be easy for you to understand and fun to experiment.

Thank's to many people's that have accepted that the author can put some images of there great softwares and others. Also it make them have the possibilities to have some visibility.

The author do not make any profits of any kinds (money and others) with this book. No money from it is made, and no ones can make any profits of any kinds with this book.</dc:description>
    <dc:subject>This book is about using and understanding Solarus</dc:subject>
    <dc:title>Sylvain Favron Solarus Book 1</dc:title>
    <meta:keyword>Solarus</meta:keyword>
    <meta:keyword>Game</meta:keyword>
    <meta:keyword>Engine</meta:keyword>
    <meta:keyword>Zelda</meta:keyword>
    <meta:keyword>Link</meta:keyword>
    <meta:keyword>Past</meta:keyword>
    <meta:keyword>Sylvain</meta:keyword>
    <meta:keyword>Favron</meta:keyword>
    <meta:document-statistic meta:table-count="0" meta:image-count="0" meta:object-count="0" meta:page-count="3" meta:paragraph-count="20" meta:word-count="575" meta:character-count="3208"/>
  </office:meta>
</office:document-meta>
</file>